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bold" fo:font-family="Calibri" style:font-family-asian="Calibri" style:font-family-complex="Calibri" fo:background-color="transparent" fo:color="#000000"/>
    </style:style>
    <style:style style:name="T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5.00%" fo:text-align="left" fo:margin-top="2.00pt"/>
    </style:style>
    <style:style style:name="P2" style:family="paragraph">
      <style:paragraph-properties fo:line-height="105.00%" fo:text-align="left" fo:margin-bottom="8.00pt"/>
    </style:style>
    <style:style style:name="P3" style:family="paragraph">
      <style:paragraph-properties fo:line-height="105.00%" fo:text-align="left" fo:margin-top="2.00pt"/>
    </style:style>
    <style:style style:name="P4" style:family="paragraph">
      <style:paragraph-properties fo:line-height="105.00%" fo:text-align="left" fo:margin-bottom="8.00pt"/>
    </style:style>
    <text:list-style style:name="L5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5" style:family="paragraph">
      <style:paragraph-properties fo:line-height="105.00%" fo:text-align="left"/>
    </style:style>
    <style:style style:name="P6" style:family="paragraph">
      <style:paragraph-properties fo:line-height="105.00%" fo:text-align="left" fo:margin-bottom="8.00pt"/>
    </style:style>
    <text:list-style style:name="L7">
      <text:list-level-style-number text:level="1" style:num-suffix="." style:num-format="1">
        <style:list-level-properties text:space-before="54.00pt" text:min-label-width="18.00pt"/>
      </text:list-level-style-number>
    </text:list-style>
    <style:style style:name="P7" style:family="paragraph">
      <style:paragraph-properties fo:line-height="105.00%" fo:text-align="left"/>
    </style:style>
    <style:style style:name="P8" style:family="paragraph">
      <style:paragraph-properties fo:line-height="105.00%" fo:text-align="left" fo:margin-bottom="8.00pt"/>
    </style:style>
    <style:style style:name="P9" style:family="paragraph">
      <style:paragraph-properties fo:line-height="105.00%" fo:text-align="left" fo:margin-top="2.00pt"/>
    </style:style>
    <style:style style:name="P10" style:family="paragraph">
      <style:paragraph-properties fo:line-height="105.00%" fo:text-align="left" fo:margin-bottom="8.00pt"/>
    </style:style>
  </office:automatic-styles>
  <office:body>
    <office:text>
      <text:p text:style-name="P1"><text:span text:style-name="T1">RAPORT TESTÓW EKSPLORACYJNYCH</text:span></text:p>
      <text:p text:style-name="P1"><text:span text:style-name="T1">AUTOR TESTÓW:<text:s/></text:span><text:span text:style-name="T2">Kamil Kwiek</text:span></text:p>
      <text:p text:style-name="P1"><text:span text:style-name="T3">WERSJA DOKUMENTU:</text:span><text:span text:style-name="T4"><text:s/>SESJA NR 5</text:span></text:p>
      <text:p text:style-name="P1"><text:span text:style-name="T5">DATA ROZPOCZ</text:span><text:span text:style-name="T6">ĘCIA I KOŃCA TEST</text:span><text:span text:style-name="T7">ÓW:<text:s/></text:span><text:span text:style-name="T8">05.12.2022 START 17:00 KONIEC 18:30</text:span></text:p>
      <text:p text:style-name="P1"><text:span text:style-name="T9">CZAS TRWANIA SESJI:<text:s/></text:span><text:span text:style-name="T10">90 minut</text:span></text:p>
      <text:p text:style-name="P1"><text:span text:style-name="T11">CEL:<text:s/></text:span><text:span text:style-name="T12">WERYFIKACJA POPRAWNO</text:span><text:span text:style-name="T13">ŚCI LICZENIA POMIDOR</text:span><text:span text:style-name="T14">ÓW W APLIKACJI ,,Pomodoro Kanban"</text:span></text:p>
      <text:p text:style-name="P1"><text:span text:style-name="T15">APLIKACJA. LINK: ,,</text:span><text:span text:style-name="T16">Pomodoro Kanban"</text:span><text:span text:style-name="T17"><text:s/></text:span><text:a xlink:href="https://testujpl.gitlab.io/pomodoro-kanban-test/"><text:span text:style-name="T18">https://testujpl.gitlab.io/pomodoro-kanban-test/</text:span></text:a><text:span text:style-name="T19"/></text:p>
      <text:p text:style-name="P1"><text:span text:style-name="T20">ŚRODOWISKO TESTOWE:<text:s/></text:span><text:span text:style-name="T21">Windows 10 Pro; Intel(r) Core(TM) i7-6920HQ CPU @ 2.90GHZ; 64 bitowy system operacyjny.</text:span></text:p>
      <text:p text:style-name="P2"><text:span text:style-name="T22"/></text:p>
      <text:p text:style-name="P3"><text:span text:style-name="T23">OBSZAR:<text:s/></text:span><text:span text:style-name="T24">WERYFIKACJA POPRAWNO</text:span><text:span text:style-name="T25">ŚCI LICZENIA POMIDOR</text:span><text:span text:style-name="T26">ÓW.</text:span></text:p>
      <text:p text:style-name="P4"><text:span text:style-name="T27">CZEGO NIE UDA</text:span><text:span text:style-name="T28">ŁO SIĘ ZREALIZOWAĆ PODCZAS SESJI:</text:span></text:p>
      <text:list text:style-name="L5">
        <text:list-item>
          <text:p text:style-name="P5"><text:span text:style-name="T29">PODCZAS SESJI ZREALIZOWANO WYZNACZONY CEL.</text:span></text:p>
        </text:list-item>
      </text:list>
      <text:p text:style-name="P6"><text:span text:style-name="T30"><text:line-break/></text:span></text:p>
      <text:p text:style-name="P6"><text:span text:style-name="T31">DEFEKTY:</text:span><text:span text:style-name="T32"><text:s/>W przypadku rozpocz</text:span><text:span text:style-name="T33">ęcia zadania przyciskiem Start i zatrzymania przyciskiem Stop a następnie wybraniu opcji ,,NOPE", aplikacja błędnie nalicza przerwane zadania, dodając jednocześnie w tej pozycji jednego pomidora. (pomodoros interrupted today).</text:span></text:p>
      <text:p text:style-name="P6"><text:span text:style-name="T34">KROKI DO REPRODUKCJI:</text:span></text:p>
      <text:list text:style-name="L7">
        <text:list-item>
          <text:p text:style-name="P7"><text:span text:style-name="T35">Wejd</text:span><text:span text:style-name="T36">ź na:<text:s/></text:span><text:a xlink:href="https://testujpl.gitlab.io/pomodoro-kanban-test/"><text:span text:style-name="T37">https://testujpl.gitlab.io/pomodoro-kanban-test/</text:span></text:a><text:span text:style-name="T38"/></text:p>
        </text:list-item>
        <text:list-item>
          <text:p text:style-name="P7"><text:span text:style-name="T39">Kliknij przycisk<text:s/></text:span><text:span text:style-name="T40">,,</text:span><text:span text:style-name="T41">START</text:span><text:span text:style-name="T42">"</text:span><text:span text:style-name="T43">, który automatycznie zamienia si</text:span><text:span text:style-name="T44">ę na przycisk ,,CANCEL".</text:span></text:p>
        </text:list-item>
        <text:list-item>
          <text:p text:style-name="P7"><text:span text:style-name="T45">Odczekaj minimum 10 sekund a</text:span><text:span text:style-name="T46">ż przycisk ,,CANCEL" zamieni się na ,,STOP".</text:span></text:p>
        </text:list-item>
        <text:list-item>
          <text:p text:style-name="P7"><text:span text:style-name="T47">Kliknij przycisk<text:s/></text:span><text:span text:style-name="T48">,,</text:span><text:span text:style-name="T49">STOP</text:span><text:span text:style-name="T50">"</text:span><text:span text:style-name="T51">.</text:span></text:p>
        </text:list-item>
        <text:list-item>
          <text:p text:style-name="P7"><text:span text:style-name="T51">Na ekranie wy</text:span><text:span text:style-name="T52">świetli się komunikat, na kt</text:span><text:span text:style-name="T53">órym nale</text:span><text:span text:style-name="T54">ży kliknąć przycisk ,,NOPE". Kliknij go.</text:span></text:p>
        </text:list-item>
        <text:list-item>
          <text:p text:style-name="P7"><text:span text:style-name="T55">Sprawd</text:span><text:span text:style-name="T56">ź ikonę pomidora w prawym g</text:span><text:span text:style-name="T57">órnym rogu i zauwa</text:span><text:span text:style-name="T58">ż, że pomimo anulowania resetu czasu, aplikacja potraktowała zadanie jako przerwane i dodała jednego pomidora do POMODOROS INTERRUPTED TODAY.</text:span></text:p>
        </text:list-item>
      </text:list>
      <text:p text:style-name="P8"><text:span text:style-name="T59">OCZEKIWANY REZULTAT:</text:span><text:span text:style-name="T60"><text:s/>Aplikacja nie zmienia warto</text:span><text:span text:style-name="T61">ści przerwanych zadań, a więc liczba pomidor</text:span><text:span text:style-name="T62">ów pozostaje niezmieniona. </text:span></text:p>
      <text:p text:style-name="P8"><text:span text:style-name="T63">AKTUALNY REZULTAT:<text:s/></text:span><text:span text:style-name="T64">Aplikacja zmienia warto</text:span><text:span text:style-name="T65">ść przerwanych zadań, doliczając jednego pomidora.</text:span></text:p>
      <text:p text:style-name="P9"><text:span text:style-name="T66">ODKRYCIA - POTENCJALNE PROBLEMY:<text:s/></text:span><text:span text:style-name="T67">Wyzerowanie ilo</text:span><text:span text:style-name="T68">ści pomidor</text:span><text:span text:style-name="T69">ów mo</text:span><text:span text:style-name="T70">żliwe jest wyłącznie podczas uruchomienia aplikacji w nowej przeglądarce.</text:span></text:p>
      <text:p text:style-name="P10"><text:span text:style-name="T7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